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0.625in" style:rel-column-width="5633*"/>
    </style:style>
    <style:style style:name="Table1.B" style:family="table-column">
      <style:table-column-properties style:column-width="5.5625in" style:rel-column-width="50141*"/>
    </style:style>
    <style:style style:name="Table1.C" style:family="table-column">
      <style:table-column-properties style:column-width="1.0826in" style:rel-column-width="97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99614" officeooo:paragraph-rsid="00299614"/>
    </style:style>
    <style:style style:name="P3" style:family="paragraph" style:parent-style-name="Table_20_Contents">
      <style:paragraph-properties fo:margin-top="0in" fo:margin-bottom="0in" loext:contextual-spacing="false" fo:line-height="100%"/>
    </style:style>
    <style:style style:name="P4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bc205" officeooo:paragraph-rsid="002bc205"/>
    </style:style>
    <style:style style:name="P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d1821" officeooo:paragraph-rsid="002d1821"/>
    </style:style>
    <style:style style:name="P6" style:family="paragraph" style:parent-style-name="Table_20_Contents">
      <style:paragraph-properties fo:margin-top="0in" fo:margin-bottom="0in" loext:contextual-spacing="false" fo:line-height="100%"/>
      <style:text-properties officeooo:rsid="002ee53a" officeooo:paragraph-rsid="002ee53a"/>
    </style:style>
    <style:style style:name="P7" style:family="paragraph" style:parent-style-name="Table_20_Contents">
      <style:paragraph-properties fo:margin-top="0in" fo:margin-bottom="0in" loext:contextual-spacing="false" fo:line-height="100%"/>
      <style:text-properties officeooo:rsid="002ee53a" officeooo:paragraph-rsid="002fd46e"/>
    </style:style>
    <style:style style:name="P8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fd46e" officeooo:paragraph-rsid="002fd46e"/>
    </style:style>
    <style:style style:name="P9" style:family="paragraph" style:parent-style-name="Table_20_Contents">
      <style:paragraph-properties fo:margin-top="0in" fo:margin-bottom="0in" loext:contextual-spacing="false" fo:line-height="100%"/>
      <style:text-properties officeooo:rsid="002fd46e" officeooo:paragraph-rsid="002fd46e"/>
    </style:style>
    <style:style style:name="P10" style:family="paragraph" style:parent-style-name="Text_20_body">
      <style:paragraph-properties fo:margin-top="0in" fo:margin-bottom="0in" loext:contextual-spacing="false" fo:line-height="100%" style:shadow="none"/>
      <style:text-properties officeooo:paragraph-rsid="00299614"/>
    </style:style>
    <style:style style:name="P11" style:family="paragraph" style:parent-style-name="Text_20_body">
      <style:paragraph-properties fo:margin-top="0in" fo:margin-bottom="0in" loext:contextual-spacing="false" fo:line-height="100%" style:shadow="none"/>
      <style:text-properties officeooo:rsid="00299614" officeooo:paragraph-rsid="00299614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officeooo:rsid="00252730" officeooo:paragraph-rsid="002a126d"/>
    </style:style>
    <style:style style:name="P1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25e01b" officeooo:paragraph-rsid="002bc205"/>
    </style:style>
    <style:style style:name="P1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28d98c" officeooo:paragraph-rsid="002bc205"/>
    </style:style>
    <style:style style:name="P1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28d98c" officeooo:paragraph-rsid="002e7aa4"/>
    </style:style>
    <style:style style:name="P16" style:family="paragraph" style:parent-style-name="Table_20_Heading">
      <style:text-properties officeooo:rsid="00299614" officeooo:paragraph-rsid="00299614"/>
    </style:style>
    <style:style style:name="P17" style:family="paragraph" style:parent-style-name="Table_20_Heading">
      <style:paragraph-properties fo:text-align="center" style:justify-single-word="false"/>
      <style:text-properties officeooo:rsid="00312eb9" officeooo:paragraph-rsid="00312eb9"/>
    </style:style>
    <style:style style:name="P18" style:family="paragraph" style:parent-style-name="Table_20_Heading">
      <style:text-properties officeooo:rsid="00312eb9" officeooo:paragraph-rsid="00312eb9"/>
    </style:style>
    <style:style style:name="P19" style:family="paragraph" style:parent-style-name="Text_20_body">
      <style:paragraph-properties fo:text-align="center" style:justify-single-word="false"/>
      <style:text-properties officeooo:paragraph-rsid="001f8a6b"/>
    </style:style>
    <style:style style:name="P20" style:family="paragraph" style:parent-style-name="Text_20_body">
      <style:paragraph-properties fo:text-align="start" style:justify-single-word="false"/>
      <style:text-properties officeooo:rsid="0028d98c" officeooo:paragraph-rsid="0028d98c"/>
    </style:style>
    <style:style style:name="P21" style:family="paragraph" style:parent-style-name="Text_20_body">
      <style:paragraph-properties fo:text-align="start" style:justify-single-word="false"/>
      <style:text-properties officeooo:rsid="0028d98c" officeooo:paragraph-rsid="001506e1"/>
    </style:style>
    <style:style style:name="P22" style:family="paragraph" style:parent-style-name="Text_20_body">
      <style:text-properties officeooo:paragraph-rsid="001ca26f"/>
    </style:style>
    <style:style style:name="P23" style:family="paragraph" style:parent-style-name="Text_20_body">
      <style:text-properties officeooo:paragraph-rsid="0029b11b"/>
    </style:style>
    <style:style style:name="P24" style:family="paragraph" style:parent-style-name="Title">
      <style:paragraph-properties style:shadow="none" style:join-border="false"/>
      <style:text-properties officeooo:rsid="001506e1" officeooo:paragraph-rsid="001506e1"/>
    </style:style>
    <style:style style:name="P25" style:family="paragraph" style:parent-style-name="Text_20_body">
      <style:text-properties officeooo:rsid="0029b11b" officeooo:paragraph-rsid="0029b11b"/>
    </style:style>
    <style:style style:name="P26" style:family="paragraph" style:parent-style-name="Text_20_body" style:list-style-name="L1">
      <style:text-properties style:font-name="LM Mono 8" fo:font-weight="bold" officeooo:rsid="001b618f" officeooo:paragraph-rsid="0023ed47" style:font-weight-asian="bold" style:font-weight-complex="bold"/>
    </style:style>
    <style:style style:name="P27" style:family="paragraph" style:parent-style-name="Heading_20_1">
      <style:text-properties officeooo:rsid="0024add5" officeooo:paragraph-rsid="001ca26f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31ea06" style:font-size-asian="10pt" style:font-size-complex="10pt"/>
    </style:style>
    <style:style style:name="T3" style:family="text">
      <style:text-properties fo:font-size="10pt" officeooo:rsid="0022274c" style:font-size-asian="10pt" style:font-size-complex="10pt"/>
    </style:style>
    <style:style style:name="T4" style:family="text">
      <style:text-properties fo:font-size="10pt" officeooo:rsid="0033737a" style:font-size-asian="10pt" style:font-size-complex="10pt"/>
    </style:style>
    <style:style style:name="T5" style:family="text">
      <style:text-properties officeooo:rsid="0014cbb5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officeooo:rsid="0014cbb5" style:font-size-asian="7pt" style:font-size-complex="7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f28fe"/>
    </style:style>
    <style:style style:name="T10" style:family="text">
      <style:text-properties style:font-name="LM Mono 8" officeooo:rsid="001f8a6b"/>
    </style:style>
    <style:style style:name="T11" style:family="text">
      <style:text-properties style:font-name="LM Mono 8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M Mono 8" fo:font-size="10pt" fo:font-weight="bold" officeooo:rsid="0023ed47" style:font-size-asian="10pt" style:font-weight-asian="bold" style:font-size-complex="10pt" style:font-weight-complex="bold"/>
    </style:style>
    <style:style style:name="T13" style:family="text">
      <style:text-properties style:font-name="LM Mono 8" fo:font-weight="bold" style:font-weight-asian="bold" style:font-weight-complex="bold"/>
    </style:style>
    <style:style style:name="T14" style:family="text">
      <style:text-properties style:font-name="LM Mono 8" fo:font-weight="bold" officeooo:rsid="002fd46e" style:font-weight-asian="bold" style:font-weight-complex="bold"/>
    </style:style>
    <style:style style:name="T15" style:family="text">
      <style:text-properties officeooo:rsid="002702f6"/>
    </style:style>
    <style:style style:name="T16" style:family="text">
      <style:text-properties officeooo:rsid="002a126d"/>
    </style:style>
    <style:style style:name="T17" style:family="text">
      <style:text-properties style:font-name="DejaVu Sans1" fo:font-weight="normal" style:font-weight-asian="normal" style:font-weight-complex="normal"/>
    </style:style>
    <style:style style:name="T18" style:family="text">
      <style:text-properties style:font-name="DejaVu Sans1" fo:font-weight="normal" officeooo:rsid="002fd46e" style:font-weight-asian="normal" style:font-weight-complex="normal"/>
    </style:style>
    <style:style style:name="T19" style:family="text">
      <style:text-properties style:font-name="Liberation Sans" fo:font-weight="normal" style:font-weight-asian="normal" style:font-weight-complex="normal"/>
    </style:style>
    <style:style style:name="T20" style:family="text">
      <style:text-properties style:font-name="Liberation Sans" fo:font-weight="normal" officeooo:rsid="002fd46e" style:font-weight-asian="normal" style:font-weight-complex="normal"/>
    </style:style>
    <style:style style:name="T21" style:family="text">
      <style:text-properties officeooo:rsid="003160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heck List <text:span text:style-name="T9">04a</text:span></text:p>
      <text:p text:style-name="P19"><text:span text:style-name="T10">See also: </text:span><text:span text:style-name="T11">https://github.com/UI-FASILKOM-OS/SysProg/blob/master/CheckList/CheckList0</text:span><text:span text:style-name="T12">4</text:span><text:span text:style-name="T11">a.pdf</text:span></text:p>
      <text:h text:style-name="P27" text:outline-level="1">VirtualBox:</text:h>
      <text:p text:style-name="P10"/>
      <text:p text:style-name="P11">Note:<text:tab/>1. How is your OVA backup strategy? Daily? Weekly? Once only?</text:p>
      <text:p text:style-name="P25"><text:tab/>2. Record the amount of time to complete each task.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/>
            </table:table-cell>
            <table:table-cell table:style-name="Table1.A1" office:value-type="string">
              <text:p text:style-name="P16">Task</text:p>
            </table:table-cell>
            <table:table-cell table:style-name="Table1.C1" office:value-type="string">
              <text:p text:style-name="P18">Duration</text:p>
            </table:table-cell>
          </table:table-row>
        </table:table-header-rows>
        <table:table-row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P12"><text:span text:style-name="T16">Change </text:span>the “<text:span text:style-name="T8">root</text:span>” <text:span text:style-name="T16">password</text:span>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2.</text:p>
          </table:table-cell>
          <table:table-cell table:style-name="Table1.A2" office:value-type="string">
            <text:p text:style-name="P13">Create a new directory <text:span text:style-name="T21">(e</text:span>g. <text:span text:style-name="T13">“week04/”</text:span><text:span text:style-name="T21">).</text:span> <text:span text:style-name="T15">Enter that new directory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.</text:p>
          </table:table-cell>
          <table:table-cell table:style-name="Table1.A2" office:value-type="string">
            <text:p text:style-name="P14">Create a new <text:span text:style-name="T13">“program1.c”</text:span> file to print <text:span text:style-name="T13">“Hello program1”</text:span>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4.</text:p>
          </table:table-cell>
          <table:table-cell table:style-name="Table1.A2" office:value-type="string">
            <text:p text:style-name="P14">Create a <text:span text:style-name="T13">“Makefile”</text:span> for the program1 above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5.</text:p>
          </table:table-cell>
          <table:table-cell table:style-name="Table1.A2" office:value-type="string">
            <text:p text:style-name="P15">Create a new <text:span text:style-name="T13">“program2.c”</text:span> file to print <text:span text:style-name="T13">“Hello program2”</text:span>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6.</text:p>
          </table:table-cell>
          <table:table-cell table:style-name="Table1.A2" office:value-type="string">
            <text:p text:style-name="P15">Update the <text:span text:style-name="T13">“Makefile”</text:span> for the program2 above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7.</text:p>
          </table:table-cell>
          <table:table-cell table:style-name="Table1.A2" office:value-type="string">
            <text:p text:style-name="P6">Modify the programs above so that <text:span text:style-name="T13">program2</text:span> will always print after <text:span text:style-name="T13">program1</text:span>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8.</text:p>
          </table:table-cell>
          <table:table-cell table:style-name="Table1.A2" office:value-type="string">
            <text:p text:style-name="P7">Add file <text:span text:style-name="T13">“queue.txt”</text:span><text:span text:style-name="T17">,</text:span><text:span text:style-name="T19"> </text:span><text:span text:style-name="T20">modify <text:s/></text:span><text:span text:style-name="T13">program1</text:span><text:span text:style-name="T17">/</text:span><text:span text:style-name="T13">program</text:span><text:span text:style-name="T14">2</text:span><text:span text:style-name="T18"> so that the print sequence depends on the order of the program names in the </text:span><text:span text:style-name="T14">“queue.txt”</text:span><text:span text:style-name="T18"> file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9.</text:p>
          </table:table-cell>
          <table:table-cell table:style-name="Table1.A2" office:value-type="string">
            <text:p text:style-name="P9">Generalize for <text:span text:style-name="T13">program1</text:span>, <text:span text:style-name="T13">program2</text:span>, ..., <text:span text:style-name="T13">programN.</text:span> </text:p>
          </table:table-cell>
          <table:table-cell table:style-name="Table1.C2" office:value-type="string">
            <text:p text:style-name="P3"/>
          </table:table-cell>
        </table:table-row>
      </table:table>
      <text:p text:style-name="P22"/>
      <text:p text:style-name="P21"/>
      <text:p text:style-name="P20"/>
      <text:p text:style-name="P20"/>
      <text:p text:style-name="P20"/>
      <text:p text:style-name="P20"><text:line-break/></text:p>
      <text:list xml:id="list3815994291" text:style-name="L1">
        <text:list-header>
          <text:p text:style-name="P26"/>
        </text:list-header>
      </text:list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33737a" style:font-size-asian="10pt" style:font-size-complex="10pt"/>
    </style:style>
    <style:style style:name="MT6" style:family="text">
      <style:text-properties fo:font-size="10pt" officeooo:rsid="0022274c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2</text:span><text:span text:style-name="MT1"> -- </text:span><text:span text:style-name="MT6">23</text:span><text:span text:style-name="MT1">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3T09:50:35.799768395</dc:date>
    <meta:editing-duration>PT3H2M57S</meta:editing-duration>
    <meta:editing-cycles>37</meta:editing-cycles>
    <meta:document-statistic meta:table-count="1" meta:image-count="0" meta:object-count="0" meta:page-count="1" meta:paragraph-count="27" meta:word-count="207" meta:character-count="1367" meta:non-whitespace-character-count="1111"/>
  </office:meta>
</office:document-meta>
</file>